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D0000003DBAC8370E310057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99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3000001907349pt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Picture 4" draw:style-name="gr1" draw:text-style-name="P1" draw:layer="layout" svg:width="0.8cm" svg:height="0.55cm" svg:x="13.687cm" svg:y="6.6cm">
          <draw:image xlink:href="Pictures/100002010000003D0000003DBAC8370E310057A9.png" xlink:type="simple" xlink:show="embed" xlink:actuate="onLoad">
            <text:p/>
          </draw:image>
        </draw:frame>
        <draw:custom-shape draw:name="Textfeld 30" draw:style-name="gr2" draw:text-style-name="P3" draw:layer="layout" svg:width="4.358cm" svg:height="0.841cm" svg:x="9.341cm" svg:y="6.736cm">
          <text:p text:style-name="P2"><text:span text:style-name="T1">API: Daten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3" draw:text-style-name="P3" draw:layer="layout" svg:width="7.627cm" svg:height="5.073cm" svg:x="15.966cm" svg:y="4.726cm">
          <text:p text:style-name="P2"><text:span text:style-name="T2"/></text:p>
          <text:p text:style-name="P2"><text:span text:style-name="T3">BETRIEB:</text:span></text:p>
          <text:p text:style-name="P2"><text:span text:style-name="T4"/></text:p>
          <text:p text:style-name="P2"><text:span text:style-name="T4"><text:s text:c="6"/></text:span><text:span text:style-name="T4">Milchmengendaten</text:span></text:p>
          <text:p text:style-name="P2"><text:span text:style-name="T5"/></text:p>
          <text:p text:style-name="P2"><text:span text:style-name="T6">ISM: Fernwartungssoftware XY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" draw:style-name="gr4" draw:text-style-name="P1" draw:layer="layout" svg:x1="15.258cm" svg:y1="4.996cm" svg:x2="19.726cm" svg:y2="3.222cm">
          <text:p/>
        </draw:line>
        <draw:line draw:name="Gerade Verbindung 23" draw:style-name="gr4" draw:text-style-name="P1" draw:layer="layout" svg:x1="24.301cm" svg:y1="4.996cm" svg:x2="19.726cm" svg:y2="3.222cm">
          <text:p/>
        </draw:line>
        <draw:custom-shape draw:name="Textfeld 24" draw:style-name="gr3" draw:text-style-name="P3" draw:layer="layout" svg:width="6.49cm" svg:height="3.211cm" svg:x="1.699cm" svg:y="5.408cm">
          <text:p text:style-name="P2"><text:span text:style-name="T3">DATENBANKSYSTEM ZO/Qualitas:</text:span></text:p>
          <text:p text:style-name="P2"><text:span text:style-name="T4"/></text:p>
          <text:p text:style-name="P2"><text:span text:style-name="T6">Fernwartungssoftware 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5" draw:text-style-name="P1" draw:layer="layout" svg:width="6.49cm" svg:height="0.001cm" svg:x="8.768cm" svg:y="7.517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4" draw:style-name="gr1" draw:text-style-name="P1" draw:layer="layout" svg:width="0.8cm" svg:height="0.55cm" svg:x="16.087cm" svg:y="6cm">
          <draw:image xlink:href="Pictures/100002010000003D0000003DBAC8370E310057A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799999237060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27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0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3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2.300000190734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605cm" svg:x="1cm" svg:y="3.97cm"/>
      <draw:page-thumbnail draw:layer="backgroundobjects" svg:width="8.999cm" svg:height="4.605cm" svg:x="1cm" svg:y="12.546cm"/>
      <draw:page-thumbnail draw:layer="backgroundobjects" svg:width="8.999cm" svg:height="4.605cm" svg:x="1cm" svg:y="21.122cm"/>
      <draw:page-thumbnail draw:layer="backgroundobjects" svg:width="8.999cm" svg:height="4.605cm" svg:x="11cm" svg:y="3.97cm"/>
      <draw:page-thumbnail draw:layer="backgroundobjects" svg:width="8.999cm" svg:height="4.605cm" svg:x="11cm" svg:y="12.546cm"/>
      <draw:page-thumbnail draw:layer="backgroundobjects" svg:width="8.999cm" svg:height="4.605cm" svg:x="11cm" svg:y="21.122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2.785cm" svg:x="1.905cm" svg:y="4.037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321cm" svg:x="3.81cm" svg:y="7.366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692cm" svg:x="1.27cm" svg:y="12.049cm" presentation:class="date-time" presentation:user-transformed="true">
        <draw:text-box>
          <text:p text:style-name="MP9"><text:span text:style-name="MT4"><text:date style:data-style-name="D1" text:date-value="2016-02-10">10.02.16</text:date></text:span></text:p>
        </draw:text-box>
      </draw:frame>
      <draw:frame draw:name="Fußzeilenplatzhalter 4" presentation:style-name="Mpr3" draw:text-style-name="MP10" draw:layer="backgroundobjects" svg:width="8.042cm" svg:height="0.692cm" svg:x="8.678cm" svg:y="12.049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692cm" svg:x="18.203cm" svg:y="12.049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7.539cm" svg:x="1.27cm" svg:y="3.041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5</meta:editing-cycles>
    <meta:creation-date>2016-02-04T15:22:50</meta:creation-date>
    <dc:date>2016-02-10T13:32:45.434000000</dc:date>
    <meta:editing-duration>PT3M</meta:editing-duration>
    <meta:generator>LibreOffice/5.0.4.2$Windows_x86 LibreOffice_project/2b9802c1994aa0b7dc6079e128979269cf95bc78</meta:generator>
    <meta:document-statistic meta:object-count="32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